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d5c80" officeooo:paragraph-rsid="001ef100"/>
    </style:style>
    <style:style style:name="P2" style:family="paragraph" style:parent-style-name="Text_20_body">
      <style:text-properties officeooo:rsid="001d5c80" officeooo:paragraph-rsid="001f6a6e"/>
    </style:style>
    <style:style style:name="P3" style:family="paragraph" style:parent-style-name="Text_20_body">
      <style:text-properties officeooo:rsid="001d5c80" officeooo:paragraph-rsid="001d5c80"/>
    </style:style>
    <style:style style:name="P4" style:family="paragraph" style:parent-style-name="Text_20_body">
      <style:text-properties officeooo:rsid="001ef100" officeooo:paragraph-rsid="001f6a6e"/>
    </style:style>
    <style:style style:name="P5" style:family="paragraph" style:parent-style-name="Text_20_body">
      <style:text-properties officeooo:rsid="001f6a6e" officeooo:paragraph-rsid="001f6a6e"/>
    </style:style>
    <style:style style:name="P6" style:family="paragraph" style:parent-style-name="Text_20_body">
      <style:text-properties officeooo:rsid="001f76f8" officeooo:paragraph-rsid="001f76f8"/>
    </style:style>
    <style:style style:name="P7" style:family="paragraph" style:parent-style-name="Text_20_body">
      <style:text-properties officeooo:rsid="00224869" officeooo:paragraph-rsid="002738af"/>
    </style:style>
    <style:style style:name="P8" style:family="paragraph" style:parent-style-name="Text_20_body">
      <style:text-properties officeooo:rsid="00269fcd" officeooo:paragraph-rsid="00269fcd"/>
    </style:style>
    <style:style style:name="P9" style:family="paragraph" style:parent-style-name="Text_20_body">
      <style:text-properties officeooo:rsid="00269fcd" officeooo:paragraph-rsid="00293c3e"/>
    </style:style>
    <style:style style:name="P10" style:family="paragraph" style:parent-style-name="Text_20_body">
      <style:text-properties officeooo:rsid="00252a3e" officeooo:paragraph-rsid="00252a3e"/>
    </style:style>
    <style:style style:name="P11" style:family="paragraph" style:parent-style-name="Text_20_body">
      <style:text-properties officeooo:rsid="002738af" officeooo:paragraph-rsid="002738af"/>
    </style:style>
    <style:style style:name="P12" style:family="paragraph" style:parent-style-name="Text_20_body">
      <style:text-properties officeooo:rsid="00293c3e" officeooo:paragraph-rsid="00293c3e"/>
    </style:style>
    <style:style style:name="P13" style:family="paragraph" style:parent-style-name="Text_20_body">
      <style:text-properties officeooo:rsid="00298b97" officeooo:paragraph-rsid="00298b97"/>
    </style:style>
    <style:style style:name="P14" style:family="paragraph" style:parent-style-name="Text_20_body">
      <style:text-properties officeooo:rsid="002b1d1e" officeooo:paragraph-rsid="002b1d1e"/>
    </style:style>
    <style:style style:name="P15" style:family="paragraph" style:parent-style-name="Text_20_body">
      <style:text-properties officeooo:paragraph-rsid="002b1d1e"/>
    </style:style>
    <style:style style:name="P16" style:family="paragraph" style:parent-style-name="Title">
      <style:text-properties officeooo:rsid="001f76f8" officeooo:paragraph-rsid="001f76f8"/>
    </style:style>
    <style:style style:name="P17" style:family="paragraph" style:parent-style-name="Text_20_body" style:master-page-name="">
      <loext:graphic-properties draw:fill="none"/>
      <style:paragraph-properties fo:margin-left="0.4366in" fo:margin-right="0.8752in" fo:margin-top="0in" fo:margin-bottom="0.0972in" loext:contextual-spacing="false" fo:line-height="120%" fo:text-align="justify" style:justify-single-word="false" fo:text-indent="0in" style:auto-text-indent="false" style:page-number="auto" fo:background-color="transparent"/>
      <style:text-properties officeooo:rsid="002e68b5" officeooo:paragraph-rsid="002e68b5"/>
    </style:style>
    <style:style style:name="P18" style:family="paragraph" style:parent-style-name="Text_20_body">
      <loext:graphic-properties draw:fill="none"/>
      <style:paragraph-properties fo:margin-left="0.4366in" fo:margin-right="0.8752in" fo:margin-top="0in" fo:margin-bottom="0.0972in" loext:contextual-spacing="false" fo:line-height="120%" fo:text-align="justify" style:justify-single-word="false" fo:text-indent="0in" style:auto-text-indent="false" fo:background-color="transparent"/>
      <style:text-properties officeooo:rsid="002e68b5" officeooo:paragraph-rsid="002e68b5"/>
    </style:style>
    <style:style style:name="P19" style:family="paragraph" style:parent-style-name="Heading_20_1">
      <style:text-properties officeooo:rsid="001d5c80" officeooo:paragraph-rsid="001d5c80"/>
    </style:style>
    <style:style style:name="P20" style:family="paragraph" style:parent-style-name="Heading_20_1">
      <style:text-properties officeooo:rsid="001ef100" officeooo:paragraph-rsid="001ef100"/>
    </style:style>
    <style:style style:name="P21" style:family="paragraph" style:parent-style-name="Heading_20_1">
      <style:text-properties officeooo:rsid="0020b086" officeooo:paragraph-rsid="0020b086"/>
    </style:style>
    <style:style style:name="P22" style:family="paragraph" style:parent-style-name="Heading_20_1">
      <style:paragraph-properties fo:text-align="center" style:justify-single-word="false"/>
      <style:text-properties officeooo:rsid="002e68b5" officeooo:paragraph-rsid="002e68b5"/>
    </style:style>
    <style:style style:name="P23" style:family="paragraph" style:parent-style-name="Heading_20_2">
      <style:text-properties officeooo:rsid="00252a3e" officeooo:paragraph-rsid="00252a3e"/>
    </style:style>
    <style:style style:name="P24" style:family="paragraph" style:parent-style-name="Heading_20_2">
      <style:text-properties officeooo:rsid="0020b086" officeooo:paragraph-rsid="0020b086"/>
    </style:style>
    <style:style style:name="P25" style:family="paragraph" style:parent-style-name="Heading_20_2">
      <style:text-properties officeooo:rsid="00269fcd" officeooo:paragraph-rsid="00269fcd"/>
    </style:style>
    <style:style style:name="P26" style:family="paragraph" style:parent-style-name="Heading_20_2">
      <style:text-properties officeooo:rsid="00298b97" officeooo:paragraph-rsid="00298b97"/>
    </style:style>
    <style:style style:name="P27" style:family="paragraph" style:parent-style-name="Heading_20_3">
      <style:text-properties officeooo:rsid="00269fcd" officeooo:paragraph-rsid="00269fcd"/>
    </style:style>
    <style:style style:name="P28" style:family="paragraph" style:parent-style-name="Heading_20_3">
      <style:text-properties officeooo:rsid="00293c3e" officeooo:paragraph-rsid="00293c3e"/>
    </style:style>
    <style:style style:name="P29" style:family="paragraph" style:parent-style-name="Heading_20_3">
      <style:text-properties officeooo:rsid="002b1d1e" officeooo:paragraph-rsid="002b1d1e"/>
    </style:style>
    <style:style style:name="T1" style:family="text">
      <style:text-properties officeooo:rsid="001ef10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f6a6e" style:font-style-asian="italic" style:font-style-complex="italic"/>
    </style:style>
    <style:style style:name="T4" style:family="text">
      <style:text-properties fo:font-style="italic" officeooo:rsid="001f76f8" style:font-style-asian="italic" style:font-style-complex="italic"/>
    </style:style>
    <style:style style:name="T5" style:family="text">
      <style:text-properties fo:font-style="italic" fo:font-weight="normal" officeooo:rsid="002b1d1e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ef100" style:font-style-asian="normal" style:font-style-complex="normal"/>
    </style:style>
    <style:style style:name="T8" style:family="text">
      <style:text-properties fo:font-style="normal" officeooo:rsid="00269fcd" style:font-style-asian="normal" style:font-style-complex="normal"/>
    </style:style>
    <style:style style:name="T9" style:family="text">
      <style:text-properties fo:font-style="normal" fo:font-weight="normal" officeooo:rsid="002b1d1e" style:font-style-asian="normal" style:font-weight-asian="normal" style:font-style-complex="normal" style:font-weight-complex="normal"/>
    </style:style>
    <style:style style:name="T10" style:family="text">
      <style:text-properties officeooo:rsid="001f6a6e"/>
    </style:style>
    <style:style style:name="T11" style:family="text">
      <style:text-properties officeooo:rsid="00252a3e"/>
    </style:style>
    <style:style style:name="T12" style:family="text">
      <style:text-properties officeooo:rsid="002738af"/>
    </style:style>
    <style:style style:name="T13" style:family="text">
      <style:text-properties officeooo:rsid="00274ffb"/>
    </style:style>
    <style:style style:name="T14" style:family="text">
      <style:text-properties officeooo:rsid="00293c3e"/>
    </style:style>
    <style:style style:name="T15" style:family="text">
      <style:text-properties officeooo:rsid="002b0b53"/>
    </style:style>
    <style:style style:name="T16" style:family="text">
      <style:text-properties officeooo:rsid="002b1d1e"/>
    </style:style>
    <style:style style:name="T17" style:family="text">
      <style:text-properties fo:font-weight="normal" officeooo:rsid="002b1d1e" style:font-weight-asian="normal" style:font-weight-complex="normal"/>
    </style:style>
    <style:style style:name="T18" style:family="text">
      <style:text-properties fo:font-weight="bold" officeooo:rsid="002b1d1e" style:font-weight-asian="bold" style:font-weight-complex="bold"/>
    </style:style>
    <style:style style:name="T19" style:family="text">
      <style:text-properties officeooo:rsid="002cac8c"/>
    </style:style>
    <style:style style:name="T20" style:family="text">
      <style:text-properties officeooo:rsid="001d5c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Libero Software in Libero Internet</text:p>
      <text:p text:style-name="P6"/>
      <text:h text:style-name="P22" text:outline-level="1">Abstract</text:h>
      <text:p text:style-name="P17">Nel corso dell'utimo decennio la comunicazione di informazioni su internet ha assunto le dimensioni di un fenomeno di massa. Come tale ha portato grandi vantaggi, ma anche retroscena e controindicazioni. I<text:span text:style-name="T7">n questo contesto gli strumenti per la connessione e pubblicazione su internet svolgono un ruolo dirimente:</text:span><text:span text:style-name="T20"> l’utilizzo di protocolli di comunicazione liberi offre garanzie sulle interazioni effettive che avvengono, permettono l’utilizzo di strumenti sviluppati indipendentemente e il passaggio tra strumenti analoghi senza sforzo.</text:span></text:p>
      <text:p text:style-name="P18"><text:tab/>Il corso <text:span text:style-name="T4">Libero Software in Libero Internet</text:span><text:span text:style-name="T20"> intende fornire agli utilizzatori di internet strumenti e nozioni basilari sul funzionamento delle comunicazioni su questo mezzo al fine di promuoverne un utilizzo più consapevole e, per quanto possible, </text:span><text:span text:style-name="T7">libero. </text:span></text:p>
      <text:h text:style-name="P19" text:outline-level="1">PREMESSA</text:h>
      <text:p text:style-name="Quotations">“Internet è una rete ad accesso pubblico che connette vari dispositivi in tutto il mondo. Dalla sua<text:span text:style-name="T19"> </text:span>nascita rappresenta il principale mezzo di comunicazione di massa, che offre all'utente una vastaserie di contenuti potenzialmente informativi e di servizi.” (cfr. Wikipedia).</text:p>
      <text:p text:style-name="P3">Sebbene la rete internet esista da più di trent'anni è solo nell'ultimo decennio che la diffusione delle comunicazioni su questo messo ha assunto dimensioni di massa. Come tutti i fenomeni di massa, la diffusione delle comunicazioni su internet ha portato grandi vantaggi, si pensi ad esempio alla diffusione e condivisione di conoscenza permessa da wikipedia, la prima enciclopedia ad accesso universale, ma ha anche dei retroscena e delle controindicazioni, ad esempio la condivisione e circolazione indiscriminata di informazioni personali e private o truffe che avvengono online. <text:s/></text:p>
      <text:p text:style-name="P1"><text:span text:style-name="T7">In questo contesto gli strumenti per la connessione e pubblicazione su internet svolgono un ruolo dirimente:</text:span> <text:span text:style-name="T1">un software libero, secondo il Free Software Manifesto, è tale che sono gli utenti a controllare il programma e le operazioni che esegue (vedi). Analogamente, l’utilizzo di protocolli di comunicazione liberi offre garanzie sulle interazioni effettive che avvengono tra i vari attori coinvolti nella comunicazione, permettono l’utilizzo di strumenti sviluppati indipendentemente e il passaggio tra strumenti analoghi senza sforzo.</text:span></text:p>
      <text:h text:style-name="P20" text:outline-level="1">OBIETTIVI FORMATIVI</text:h>
      <text:p text:style-name="P2">Si intende fornire agli utilizzatori di internet <text:span text:style-name="T1">strumenti e</text:span> nozioni basilari sul funzionamento delle comunicazioni su questo mezzo al fine di promuoverne un utilizzo più consapevole<text:span text:style-name="T1"> e, per quanto possible, </text:span><text:span text:style-name="T7">libero. </text:span></text:p>
      <text:p text:style-name="P4"><text:soft-page-break/>Saranno fornite nozioni storiche sulla genesi, l'evoluzione e la diffusione di internet e del World Wide Web<text:span text:style-name="T10">. P</text:span>arallelamente<text:span text:style-name="T10"> saranno mostrati con dimostrazioni pratiche i protocolli e gli strumenti sviluppati negli anni e ancora alla base della comunicazione su internet. <text:s/></text:span></text:p>
      <text:p text:style-name="P4"><text:span text:style-name="T10">Saranno mostrati alcuni strumenti per l’utilizzo di protocolli </text:span><text:span text:style-name="T3">liberi</text:span><text:span text:style-name="T10"> per la comunicazione e la diffusione di informazioni su internet. Ad esempio verrà esaminato il protocollo RSS (Really Simple Syndication) per la creazione di </text:span><text:span text:style-name="T3">feed</text:span><text:span text:style-name="T10"> che permettono di creare un flusso informativo per segnalare e condividere articoli, notizie e informazioni di altro genere presenti su internet. </text:span></text:p>
      <text:p text:style-name="P5">Verranno inoltre esaminati aspetti più legati ai contenuti della comunicazione: dalle netiquette e le buone pratiche per facilitare lo scambio di informazioni agli aspetti legali legati alla pubblicazione di informazioni, con particolare riferimento alle licenze <text:span text:style-name="T2">copy-left</text:span><text:span text:style-name="T6"> (creative commons) e alle motivazioni che hanno portato alla nascita delle stesse.</text:span></text:p>
      <text:h text:style-name="P21" text:outline-level="1">PROGRAMMA DEL CORSO</text:h>
      <text:p text:style-name="P14">Il corso prevede cinque incontri da due ore ciascuno da svolgere in laboratorio e nel corso dei quali sono previste attività laboratoriali e di didattica frontale. </text:p>
      <text:p text:style-name="P15"><text:span text:style-name="T18">NOTA</text:span><text:span text:style-name="T17">: è disponibile anche una versione </text:span><text:span text:style-name="T5">compatta</text:span><text:span text:style-name="T9"> del corso che prevede, delle lezioni indicate in seguito, solo la 2 e la 3.</text:span></text:p>
      <text:h text:style-name="P23" text:outline-level="2">Lezione 1. Introduzione e Licenze</text:h>
      <text:p text:style-name="P10">Una introduzione al movimento Open Knowledge, al software libero a al movimento Open Data. Verranno mostrate in dettaglio le licenze <text:span text:style-name="T2">libere</text:span><text:span text:style-name="T6"> delle famiglie GPL e Creative Commons</text:span><text:span text:style-name="T8">.</text:span></text:p>
      <text:h text:style-name="P27" text:outline-level="3">Laboratorio</text:h>
      <text:p text:style-name="P8">Compilazione di un elenco di opere presenti sul web con associate le relative licenze e un breve elaborato che illustri un possibile utilizzo dell'opera secondo la licenza con la quale è rilasciata.</text:p>
      <text:h text:style-name="P24" text:outline-level="2">Lezione <text:span text:style-name="T11">2. Protocolli di Comunicazione</text:span></text:h>
      <text:p text:style-name="P7">Durante questa lezione saranno fornite le basi sulla comunicazione a pacchetti e il routing. Verranno esaminati i protocolli di base della comunicazione su Internet: IP, TCP. Verrà mostrato anche il protocollo DNS.<text:span text:style-name="T12"> In merito al World Wide Web verranno esaminati i protocolli HTTP, DNS e HTML </text:span>(quest'ultimo sarà esaminato in dettaglio in una lezione successiva)<text:span text:style-name="T12">.</text:span></text:p>
      <text:h text:style-name="Heading_20_3" text:outline-level="3">Laboratorio</text:h>
      <text:p text:style-name="P11">Verranno svolte alcune attività dimostrative tra cui il tracciamento del percorso dei pacchetti durante una comunicazione, la risoluzione di indirizzi ip a partire dal nome di dominio (nslookup)<text:span text:style-name="T13">. Agli intervenuti verrà chiesto di pubblicare alcuni testi su un server web.</text:span> </text:p>
      <text:h text:style-name="P25" text:outline-level="2"><text:soft-page-break/>Lezione 3. XML, RSS</text:h>
      <text:p text:style-name="P12">Una dettagliata descrizione del formato base XML e del formato per la descrizione di contenuti e news RSS. <text:s/>Verranno esaminati alcuni strumenti per la realizzazione di file XML e la fruizione di feed RSS.</text:p>
      <text:h text:style-name="P28" text:outline-level="3">Laboratorio</text:h>
      <text:p text:style-name="P12">Verrà realizzato un elenco di feed RSS disponibili su internet. Ognuno degli intervenuti realizzerà il proprio feed RSS e lo condividerà con gli altri corsisti.</text:p>
      <text:h text:style-name="P25" text:outline-level="2">Lezione 4. HTML, CSS </text:h>
      <text:p text:style-name="P9">Verranno mostrate le funzionalità dei Browser Web<text:span text:style-name="T14">, ad esempio la gestione dei segnalibri e delle lingue</text:span>.<text:span text:style-name="T14"> </text:span>Verranno illustrat<text:span text:style-name="T14">e le basi dei</text:span> formati <text:span text:style-name="T14">HTML e CSS </text:span>per costruire pagine web<text:span text:style-name="T14">.</text:span></text:p>
      <text:h text:style-name="P28" text:outline-level="3">Laboratorio</text:h>
      <text:p text:style-name="P12">Gli intervenuti costruiranno la propria pagina web e la caricheranno su un server web.</text:p>
      <text:h text:style-name="P26" text:outline-level="2">Lezione <text:span text:style-name="T16">5</text:span>. MAIL, NEWSGROUP e IRC</text:h>
      <text:p text:style-name="P13">In questa lezione verranno introdotti i protocolli alla base dello scambio di email (SMTP, IMAP e POP) e tutte <text:s/>le funzionalità di questi. Verrà introdotto il concetto di newsgroup <text:span text:style-name="T15">e le buone pratiche di comunicazione (netiquette) via mail o su canali pubblici. Infine verrà esaminato il protocollo IRC e gli strumenti di comunicazione istantanea basati su questo.</text:span></text:p>
      <text:h text:style-name="P29" text:outline-level="3">Laboratorio</text:h>
      <text:p text:style-name="P14">Verrà creato un newsgroup della classe di corso ed un canale #IRC.</text:p>
      <text:h text:style-name="P28" text:outline-level="3"><text:s/></text:h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2:18:37.120265912</meta:creation-date>
    <dc:date>2017-01-12T10:39:45.688365639</dc:date>
    <meta:editing-duration>PT57M14S</meta:editing-duration>
    <meta:editing-cycles>8</meta:editing-cycles>
    <meta:generator>LibreOffice/5.1.4.2$Linux_X86_64 LibreOffice_project/10m0$Build-2</meta:generator>
    <meta:document-statistic meta:table-count="0" meta:image-count="0" meta:object-count="0" meta:page-count="3" meta:paragraph-count="37" meta:word-count="898" meta:character-count="6057" meta:non-whitespace-character-count="5181"/>
  </office:meta>
</office:document-meta>
</file>